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3c197" officeooo:paragraph-rsid="0014416a"/>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in" fo:margin-bottom="0in" loext:contextual-spacing="false" fo:line-height="100%"/>
      <style:text-properties officeooo:paragraph-rsid="0014b4af"/>
    </style:style>
    <style:style style:name="T1" style:family="text">
      <style:text-properties officeooo:rsid="0014416a"/>
    </style:style>
    <style:style style:name="T2" style:family="text">
      <style:text-properties officeooo:rsid="0014b4af"/>
    </style:style>
    <style:style style:name="T3" style:family="text">
      <style:text-properties fo:font-weight="normal" officeooo:rsid="0014b4a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text:span></text:span><text:span text:style-name="Strong_20_Emphasis">Dinh-Cuong Hoang</text:span><text:line-break/>FPT University,<text:line-break/>Greenwich Vietnam<text:line-break/>Hanoi, 10000, Vietnam<text:line-break/>Email: cuonghd12@fe.edu.vn<text:span text:style-name="T2">]</text:span></text:p>
      <text:p text:style-name="P3"><text:span text:style-name="T2">[</text:span>Professor Nasser-Eddine Rikli </text:p>
      <text:p text:style-name="P3">Editors-in-Chief </text:p>
      <text:p text:style-name="P3">Journal of King Saud University - Computer and Information Sciences<text:span text:style-name="T2">]</text:span></text:p>
      <text:p text:style-name="P3"/>
      <text:p text:style-name="P3"><text:span text:style-name="T2">August 27, 2024</text:span><text:line-break/></text:p>
      <text:p text:style-name="Text_20_body">Dear Professor Nasser-Eddine Rikli,</text:p>
      <text:p text:style-name="P2">I am pleased to submit our manuscript titled "<text:span text:style-name="Strong_20_Emphasis">Vote-based RGBD Fusion for Hand-held Object Pose Estimation</text:span>" for consideration for publication in <text:span text:style-name="Strong_20_Emphasis">The Journal of King Saud University - Computer and Information Sciences</text:span>. This research addresses a critical challenge in the field of computer vision and robotics – the accurate estimation of 6D object poses in hand-held settings, where occlusions caused by the hand pose significant difficulties.</text:p>
      <text:p text:style-name="P2">Our work presents a novel deep neural network that integrates a vote-based fusion mechanism to effectively combine multi-modal RGB-D data, improving the accuracy and robustness of object pose estimation even in challenging scenarios. We believe our proposed method, tested on three public datasets, offers significant advancements over existing techniques.</text:p>
      <text:p text:style-name="P2">We are confident that the contributions of this research, including the novel <text:span text:style-name="Strong_20_Emphasis">Vote-based Fusion Module</text:span> and the <text:span text:style-name="Strong_20_Emphasis">Hand-aware Object Pose Estimation Module</text:span>, align well with the journal's scope, specifically in areas such as computer vision, robotics, and human-computer interaction. We hope that the publication of our findings will inspire further innovation and research in these critical areas.</text:p>
      <text:p text:style-name="P2">The manuscript has not been published previously, nor is it under consideration for publication elsewhere. We have no conflicts of interest to declare. All authors have approved the submission and agree to be responsible for the manuscript's content.</text:p>
      <text:p text:style-name="P2">Thank you for considering our submission. We look forward to your feedback.</text:p>
      <text:p text:style-name="Text_20_body">Sincerely,<text:line-break/>Dinh-Cuong Hoang<text:line-break/>Corresponding Author<text:line-break/>For the authors:<text:line-break/>Phan Xuan Tan, Anh-Nhat Nguyen, Duc-Long Pham, Van-Duc Vu, Van-Thiep Nguyen, Thu-Uyen Nguyen, Duc-Thanh Tran, Khanh-Toan Phan, Xuan-Tung Dinh, Van-Hiep Duong, Ngoc-Trung Ho, Hai-Nam Pham, Viet-Anh Trinh, Son-Anh Bu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6T22:38:11.065707588</meta:creation-date>
    <dc:date>2024-08-27T09:03:18.258206792</dc:date>
    <meta:editing-duration>PT9M24S</meta:editing-duration>
    <meta:editing-cycles>3</meta:editing-cycles>
    <meta:generator>LibreOffice/6.0.7.3$Linux_X86_64 LibreOffice_project/00m0$Build-3</meta:generator>
    <meta:document-statistic meta:table-count="0" meta:image-count="0" meta:object-count="0" meta:page-count="1" meta:paragraph-count="12" meta:word-count="290" meta:character-count="2064" meta:non-whitespace-character-count="1782"/>
  </office:meta>
</office:document-meta>
</file>